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language="mk" fo:country="MK"/>
    </style:style>
    <style:style style:name="T4" style:parent-style-name="DefaultParagraphFont" style:family="text">
      <style:text-properties fo:language="ru" fo:country="RU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text-properties fo:font-size="5pt" style:font-size-asian="5pt" style:font-size-complex="5pt"/>
    </style:style>
    <style:style style:name="T8" style:parent-style-name="DefaultParagraphFont" style:family="text">
      <style:text-properties fo:font-size="5pt" style:font-size-asian="5pt" style:font-size-complex="5pt"/>
    </style:style>
    <style:style style:name="P9" style:parent-style-name="Normal" style:family="paragraph">
      <style:text-properties fo:font-size="5pt" style:font-size-asian="5pt" style:font-size-complex="5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text-properties fo:font-size="5pt" style:font-size-asian="5pt" style:font-size-complex="5pt"/>
    </style:style>
    <style:style style:name="T14" style:parent-style-name="DefaultParagraphFont" style:family="text">
      <style:text-properties fo:font-size="5pt" style:font-size-asian="5pt" style:font-size-complex="5pt"/>
    </style:style>
    <style:style style:name="P15" style:parent-style-name="Normal" style:family="paragraph">
      <style:text-properties fo:font-size="5pt" style:font-size-asian="5pt" style:font-size-complex="5pt"/>
    </style:style>
    <style:style style:name="T16" style:parent-style-name="DefaultParagraphFont" style:family="text">
      <style:text-properties fo:font-size="5pt" style:font-size-asian="5pt" style:font-size-complex="5pt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text-properties fo:font-size="5pt" style:font-size-asian="5pt" style:font-size-complex="5pt"/>
    </style:style>
    <style:style style:name="T19" style:parent-style-name="DefaultParagraphFont" style:family="text">
      <style:text-properties fo:font-size="5pt" style:font-size-asian="5pt" style:font-size-complex="5pt"/>
    </style:style>
    <style:style style:name="T20" style:parent-style-name="DefaultParagraphFont" style:family="text">
      <style:text-properties fo:font-size="5pt" style:font-size-asian="5pt" style:font-size-complex="5pt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text-properties fo:font-size="5pt" style:font-size-asian="5pt" style:font-size-complex="5pt"/>
    </style:style>
    <style:style style:name="T23" style:parent-style-name="DefaultParagraphFont" style:family="text">
      <style:text-properties fo:font-size="5pt" style:font-size-asian="5pt" style:font-size-complex="5pt"/>
    </style:style>
    <style:style style:name="T24" style:parent-style-name="DefaultParagraphFont" style:family="text">
      <style:text-properties fo:font-size="5pt" style:font-size-asian="5pt" style:font-size-complex="5pt"/>
    </style:style>
    <style:style style:name="T25" style:parent-style-name="DefaultParagraphFont" style:family="text">
      <style:text-properties fo:font-size="5pt" style:font-size-asian="5pt" style:font-size-complex="5pt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text-properties fo:font-size="5pt" style:font-size-asian="5pt" style:font-size-complex="5pt"/>
    </style:style>
    <style:style style:name="P28" style:parent-style-name="Normal" style:family="paragraph">
      <style:text-properties fo:font-size="5pt" style:font-size-asian="5pt" style:font-size-complex="5pt"/>
    </style:style>
    <style:style style:name="T29" style:parent-style-name="DefaultParagraphFont" style:family="text">
      <style:text-properties fo:font-size="5pt" style:font-size-asian="5pt" style:font-size-complex="5pt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text-properties fo:font-size="5pt" style:font-size-asian="5pt" style:font-size-complex="5pt"/>
    </style:style>
    <style:style style:name="P33" style:parent-style-name="Normal" style:family="paragraph">
      <style:text-properties fo:font-size="5pt" style:font-size-asian="5pt" style:font-size-complex="5pt"/>
    </style:style>
    <style:style style:name="T34" style:parent-style-name="DefaultParagraphFont" style:family="text">
      <style:text-properties fo:font-size="5pt" style:font-size-asian="5pt" style:font-size-complex="5pt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text-properties fo:font-size="5pt" style:font-size-asian="5pt" style:font-size-complex="5pt"/>
    </style:style>
    <style:style style:name="P37" style:parent-style-name="Normal" style:family="paragraph">
      <style:text-properties fo:font-size="5pt" style:font-size-asian="5pt" style:font-size-complex="5pt"/>
    </style:style>
    <style:style style:name="T38" style:parent-style-name="DefaultParagraphFont" style:family="text">
      <style:text-properties fo:font-size="5pt" style:font-size-asian="5pt" style:font-size-complex="5pt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text-properties fo:font-size="5pt" style:font-size-asian="5pt" style:font-size-complex="5pt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text-properties fo:font-size="5pt" style:font-size-asian="5pt" style:font-size-complex="5pt"/>
    </style:style>
    <style:style style:name="T48" style:parent-style-name="DefaultParagraphFont" style:family="text">
      <style:text-properties fo:font-size="5pt" style:font-size-asian="5pt" style:font-size-complex="5pt"/>
    </style:style>
    <style:style style:name="P49" style:parent-style-name="Normal" style:family="paragraph">
      <style:text-properties fo:font-size="5pt" style:font-size-asian="5pt" style:font-size-complex="5pt"/>
    </style:style>
    <style:style style:name="T50" style:parent-style-name="DefaultParagraphFont" style:family="text">
      <style:text-properties fo:font-size="5pt" style:font-size-asian="5pt" style:font-size-complex="5pt"/>
    </style:style>
    <style:style style:name="T51" style:parent-style-name="DefaultParagraphFont" style:family="text">
      <style:text-properties fo:font-size="5pt" style:font-size-asian="5pt" style:font-size-complex="5pt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2795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0.35417in" svg:y="6.02569in" svg:width="0.95764in" svg:height="0.53125in" draw:z-index="14" draw:id="id0" draw:style-name="a0" draw:name="Shape13" text:anchor-type="paragraph"><svg:title/><svg:desc/><text:p text:style-name="P2"><text:span text:style-name="T3">Нет решени</text:span><text:span text:style-name="T4">я</text:span></text:p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connector draw:type="line" svg:x1="4.47083in" svg:y1="9.27916in" svg:x2="5.88958in" svg:y2="9.27708in" draw:z-index="54" draw:id="id1" draw:style-name="a1" draw:name="Shape55" text:anchor-type="paragraph"><svg:title/><svg:desc/></draw:connector><draw:custom-shape svg:x="2.84444in" svg:y="9.91736in" svg:width="2.31389in" svg:height="0.47917in" draw:z-index="55" draw:id="id2" draw:style-name="a2" draw:name="Shape56" text:anchor-type="paragraph"><svg:title/><svg:desc/><text:p text:style-name="P5">Конец</text:p><draw:enhanced-geometry draw:type="non-primitive" svg:viewBox="0 0 21600 21600" draw:enhanced-path="M ?f6 ?f5 A ?f111 ?f112 ?f113 ?f114 ?f6 ?f5 ?f108 ?f110  W ?f115 ?f116 ?f117 ?f118 ?f6 ?f5 ?f108 ?f110 A ?f158 ?f159 ?f160 ?f161 ?f108 ?f110 ?f155 ?f157  W ?f162 ?f163 ?f164 ?f165 ?f108 ?f110 ?f155 ?f157 L ?f8 ?f4 A ?f205 ?f206 ?f207 ?f208 ?f8 ?f4 ?f202 ?f204  W ?f209 ?f210 ?f211 ?f212 ?f8 ?f4 ?f202 ?f204 A ?f252 ?f253 ?f254 ?f255 ?f202 ?f204 ?f249 ?f251  W ?f256 ?f257 ?f258 ?f259 ?f202 ?f204 ?f249 ?f251 Z N" draw:text-areas="?f68 ?f70 ?f69 ?f71" draw:glue-points="?f65 ?f66 ?f66 ?f65 ?f65 ?f67 ?f67 ?f65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0"/><draw:equation draw:name="f7" draw:formula="0 - 10800"/><draw:equation draw:name="f8" draw:formula="18130"/><draw:equation draw:name="f9" draw:formula="18130 - 21600"/><draw:equation draw:name="f10" draw:formula="21600 - 10800"/><draw:equation draw:name="f11" draw:formula="0 - ?f6"/><draw:equation draw:name="f12" draw:formula="10800 - ?f5"/><draw:equation draw:name="f13" draw:formula="0 - ?f2"/><draw:equation draw:name="f14" draw:formula="abs(?f6)"/><draw:equation draw:name="f15" draw:formula="abs(?f7)"/><draw:equation draw:name="f16" draw:formula="if(?f7, 0, ?f1)"/><draw:equation draw:name="f17" draw:formula="if(?f7, ?f1, 0)"/><draw:equation draw:name="f18" draw:formula="21600 - ?f8"/><draw:equation draw:name="f19" draw:formula="10800 - ?f4"/><draw:equation draw:name="f20" draw:formula="abs(?f9)"/><draw:equation draw:name="f21" draw:formula="abs(?f10)"/><draw:equation draw:name="f22" draw:formula="if(?f10, 0, ?f1)"/><draw:equation draw:name="f23" draw:formula="if(?f10, ?f1, 0)"/><draw:equation draw:name="f24" draw:formula="?f5 - ?f4"/><draw:equation draw:name="f25" draw:formula="abs(?f11)"/><draw:equation draw:name="f26" draw:formula="abs(?f12)"/><draw:equation draw:name="f27" draw:formula="if(?f11, ?f13, ?f2)"/><draw:equation draw:name="f28" draw:formula="if(?f11, ?f2, ?f13)"/><draw:equation draw:name="f29" draw:formula="if(?f11, ?f0, ?f2)"/><draw:equation draw:name="f30" draw:formula="if(?f11, ?f2, ?f0)"/><draw:equation draw:name="f31" draw:formula="if(?f6, ?f13, ?f2)"/><draw:equation draw:name="f32" draw:formula="if(?f6, ?f2, ?f13)"/><draw:equation draw:name="f33" draw:formula="if(?f6, ?f17, ?f16)"/><draw:equation draw:name="f34" draw:formula="if(?f6, ?f16, ?f17)"/><draw:equation draw:name="f35" draw:formula="abs(?f18)"/><draw:equation draw:name="f36" draw:formula="abs(?f19)"/><draw:equation draw:name="f37" draw:formula="if(?f18, ?f13, ?f2)"/><draw:equation draw:name="f38" draw:formula="if(?f18, ?f2, ?f13)"/><draw:equation draw:name="f39" draw:formula="if(?f18, ?f0, ?f2)"/><draw:equation draw:name="f40" draw:formula="if(?f18, ?f2, ?f0)"/><draw:equation draw:name="f41" draw:formula="if(?f9, ?f13, ?f2)"/><draw:equation draw:name="f42" draw:formula="if(?f9, ?f2, ?f13)"/><draw:equation draw:name="f43" draw:formula="if(?f9, ?f23, ?f22)"/><draw:equation draw:name="f44" draw:formula="if(?f9, ?f22, ?f23)"/><draw:equation draw:name="f45" draw:formula="?f24 / 21600"/><draw:equation draw:name="f46" draw:formula="if(?f11, ?f30, ?f29)"/><draw:equation draw:name="f47" draw:formula="if(?f11, ?f29, ?f30)"/><draw:equation draw:name="f48" draw:formula="if(?f12, ?f28, ?f27)"/><draw:equation draw:name="f49" draw:formula="if(?f7, ?f33, ?f34)"/><draw:equation draw:name="f50" draw:formula="if(?f7, ?f31, ?f32)"/><draw:equation draw:name="f51" draw:formula="if(?f18, ?f40, ?f39)"/><draw:equation draw:name="f52" draw:formula="if(?f18, ?f39, ?f40)"/><draw:equation draw:name="f53" draw:formula="if(?f19, ?f38, ?f37)"/><draw:equation draw:name="f54" draw:formula="if(?f10, ?f43, ?f44)"/><draw:equation draw:name="f55" draw:formula="if(?f10, ?f41, ?f42)"/><draw:equation draw:name="f56" draw:formula="1060 * ?f45"/><draw:equation draw:name="f57" draw:formula="20540 * ?f45"/><draw:equation draw:name="f58" draw:formula="18420 * ?f45"/><draw:equation draw:name="f59" draw:formula="3180 * ?f45"/><draw:equation draw:name="f60" draw:formula="10800 * ?f45"/><draw:equation draw:name="f61" draw:formula="0 * ?f45"/><draw:equation draw:name="f62" draw:formula="21600 * ?f45"/><draw:equation draw:name="f63" draw:formula="if(?f12, ?f47, ?f46)"/><draw:equation draw:name="f64" draw:formula="if(?f19, ?f52, ?f51)"/><draw:equation draw:name="f65" draw:formula="?f60 / ?f45"/><draw:equation draw:name="f66" draw:formula="?f61 / ?f45"/><draw:equation draw:name="f67" draw:formula="?f62 / ?f45"/><draw:equation draw:name="f68" draw:formula="?f56 / ?f45"/><draw:equation draw:name="f69" draw:formula="?f57 / ?f45"/><draw:equation draw:name="f70" draw:formula="?f59 / ?f45"/><draw:equation draw:name="f71" draw:formula="?f58 / ?f45"/><draw:equation draw:name="f72" draw:formula="21550000 - ?f48"/><draw:equation draw:name="f73" draw:formula="if(?f72, ?f48, 21550000)"/><draw:equation draw:name="f74" draw:formula="-21550000 - ?f73"/><draw:equation draw:name="f75" draw:formula="if(?f74, -21550000, ?f73)"/><draw:equation draw:name="f76" draw:formula="?f63 + ?f75"/><draw:equation draw:name="f77" draw:formula="?f63 + ?f2"/><draw:equation draw:name="f78" draw:formula="?f77 * ?f3 / ?f1"/><draw:equation draw:name="f79" draw:formula="0 - ?f78"/><draw:equation draw:name="f80" draw:formula="cos(?f79)"/><draw:equation draw:name="f81" draw:formula="0 - ?f80"/><draw:equation draw:name="f82" draw:formula="?f81 * ?f25"/><draw:equation draw:name="f83" draw:formula="sin(?f79)"/><draw:equation draw:name="f84" draw:formula="0 - ?f83"/><draw:equation draw:name="f85" draw:formula="?f84 * ?f26"/><draw:equation draw:name="f86" draw:formula="sqrt(?f82 * ?f82 + ?f85 * ?f85 + 0 * 0)"/><draw:equation draw:name="f87" draw:formula="?f25 * ?f26 / ?f86"/><draw:equation draw:name="f88" draw:formula="?f84 * ?f87"/><draw:equation draw:name="f89" draw:formula="?f6 - ?f88"/><draw:equation draw:name="f90" draw:formula="?f81 * ?f87"/><draw:equation draw:name="f91" draw:formula="?f5 - ?f90"/><draw:equation draw:name="f92" draw:formula="?f89 - ?f25"/><draw:equation draw:name="f93" draw:formula="?f91 - ?f26"/><draw:equation draw:name="f94" draw:formula="?f89 + ?f25"/><draw:equation draw:name="f95" draw:formula="?f91 + ?f26"/><draw:equation draw:name="f96" draw:formula="?f76 + ?f2"/><draw:equation draw:name="f97" draw:formula="?f96 * ?f3 / ?f1"/><draw:equation draw:name="f98" draw:formula="0 - ?f97"/><draw:equation draw:name="f99" draw:formula="cos(?f98)"/><draw:equation draw:name="f100" draw:formula="0 - ?f99"/><draw:equation draw:name="f101" draw:formula="?f100 * ?f25"/><draw:equation draw:name="f102" draw:formula="sin(?f98)"/><draw:equation draw:name="f103" draw:formula="0 - ?f102"/><draw:equation draw:name="f104" draw:formula="?f103 * ?f26"/><draw:equation draw:name="f105" draw:formula="sqrt(?f101 * ?f101 + ?f104 * ?f104 + 0 * 0)"/><draw:equation draw:name="f106" draw:formula="?f25 * ?f26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6, ?f92)"/><draw:equation draw:name="f112" draw:formula="if(?f75, ?f5, ?f93)"/><draw:equation draw:name="f113" draw:formula="if(?f75, ?f6, ?f94)"/><draw:equation draw:name="f114" draw:formula="if(?f75, ?f5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21550000 - ?f50"/><draw:equation draw:name="f120" draw:formula="if(?f119, ?f50, 21550000)"/><draw:equation draw:name="f121" draw:formula="-21550000 - ?f120"/><draw:equation draw:name="f122" draw:formula="if(?f121, -21550000, ?f120)"/><draw:equation draw:name="f123" draw:formula="?f49 + ?f122"/><draw:equation draw:name="f124" draw:formula="?f49 + ?f2"/><draw:equation draw:name="f125" draw:formula="?f124 * ?f3 / ?f1"/><draw:equation draw:name="f126" draw:formula="0 - ?f125"/><draw:equation draw:name="f127" draw:formula="cos(?f126)"/><draw:equation draw:name="f128" draw:formula="0 - ?f127"/><draw:equation draw:name="f129" draw:formula="?f128 * ?f14"/><draw:equation draw:name="f130" draw:formula="sin(?f126)"/><draw:equation draw:name="f131" draw:formula="0 - ?f130"/><draw:equation draw:name="f132" draw:formula="?f131 * ?f15"/><draw:equation draw:name="f133" draw:formula="sqrt(?f129 * ?f129 + ?f132 * ?f132 + 0 * 0)"/><draw:equation draw:name="f134" draw:formula="?f14 * ?f15 / ?f133"/><draw:equation draw:name="f135" draw:formula="?f131 * ?f134"/><draw:equation draw:name="f136" draw:formula="?f108 - ?f135"/><draw:equation draw:name="f137" draw:formula="?f128 * ?f134"/><draw:equation draw:name="f138" draw:formula="?f110 - ?f137"/><draw:equation draw:name="f139" draw:formula="?f136 - ?f14"/><draw:equation draw:name="f140" draw:formula="?f138 - ?f15"/><draw:equation draw:name="f141" draw:formula="?f136 + ?f14"/><draw:equation draw:name="f142" draw:formula="?f138 + ?f15"/><draw:equation draw:name="f143" draw:formula="?f123 + ?f2"/><draw:equation draw:name="f144" draw:formula="?f143 * ?f3 / ?f1"/><draw:equation draw:name="f145" draw:formula="0 - ?f144"/><draw:equation draw:name="f146" draw:formula="cos(?f145)"/><draw:equation draw:name="f147" draw:formula="0 - ?f146"/><draw:equation draw:name="f148" draw:formula="?f147 * ?f14"/><draw:equation draw:name="f149" draw:formula="sin(?f145)"/><draw:equation draw:name="f150" draw:formula="0 - ?f149"/><draw:equation draw:name="f151" draw:formula="?f150 * ?f15"/><draw:equation draw:name="f152" draw:formula="sqrt(?f148 * ?f148 + ?f151 * ?f151 + 0 * 0)"/><draw:equation draw:name="f153" draw:formula="?f14 * ?f15 / ?f152"/><draw:equation draw:name="f154" draw:formula="?f150 * ?f153"/><draw:equation draw:name="f155" draw:formula="?f136 + ?f154"/><draw:equation draw:name="f156" draw:formula="?f147 * ?f153"/><draw:equation draw:name="f157" draw:formula="?f138 + ?f156"/><draw:equation draw:name="f158" draw:formula="if(?f122, ?f108, ?f139)"/><draw:equation draw:name="f159" draw:formula="if(?f122, ?f110, ?f140)"/><draw:equation draw:name="f160" draw:formula="if(?f122, ?f108, ?f141)"/><draw:equation draw:name="f161" draw:formula="if(?f122, ?f110, ?f142)"/><draw:equation draw:name="f162" draw:formula="if(?f122, ?f139, ?f155)"/><draw:equation draw:name="f163" draw:formula="if(?f122, ?f140, ?f157)"/><draw:equation draw:name="f164" draw:formula="if(?f122, ?f141, ?f155)"/><draw:equation draw:name="f165" draw:formula="if(?f122, ?f142, ?f157)"/><draw:equation draw:name="f166" draw:formula="21550000 - ?f53"/><draw:equation draw:name="f167" draw:formula="if(?f166, ?f53, 21550000)"/><draw:equation draw:name="f168" draw:formula="-21550000 - ?f167"/><draw:equation draw:name="f169" draw:formula="if(?f168, -21550000, ?f167)"/><draw:equation draw:name="f170" draw:formula="?f64 + ?f169"/><draw:equation draw:name="f171" draw:formula="?f64 + ?f2"/><draw:equation draw:name="f172" draw:formula="?f171 * ?f3 / ?f1"/><draw:equation draw:name="f173" draw:formula="0 - ?f172"/><draw:equation draw:name="f174" draw:formula="cos(?f173)"/><draw:equation draw:name="f175" draw:formula="0 - ?f174"/><draw:equation draw:name="f176" draw:formula="?f175 * ?f35"/><draw:equation draw:name="f177" draw:formula="sin(?f173)"/><draw:equation draw:name="f178" draw:formula="0 - ?f177"/><draw:equation draw:name="f179" draw:formula="?f178 * ?f36"/><draw:equation draw:name="f180" draw:formula="sqrt(?f176 * ?f176 + ?f179 * ?f179 + 0 * 0)"/><draw:equation draw:name="f181" draw:formula="?f35 * ?f36 / ?f180"/><draw:equation draw:name="f182" draw:formula="?f178 * ?f181"/><draw:equation draw:name="f183" draw:formula="?f8 - ?f182"/><draw:equation draw:name="f184" draw:formula="?f175 * ?f181"/><draw:equation draw:name="f185" draw:formula="?f4 - ?f184"/><draw:equation draw:name="f186" draw:formula="?f183 - ?f35"/><draw:equation draw:name="f187" draw:formula="?f185 - ?f36"/><draw:equation draw:name="f188" draw:formula="?f183 + ?f35"/><draw:equation draw:name="f189" draw:formula="?f185 + ?f36"/><draw:equation draw:name="f190" draw:formula="?f170 + ?f2"/><draw:equation draw:name="f191" draw:formula="?f190 * ?f3 / ?f1"/><draw:equation draw:name="f192" draw:formula="0 - ?f191"/><draw:equation draw:name="f193" draw:formula="cos(?f192)"/><draw:equation draw:name="f194" draw:formula="0 - ?f193"/><draw:equation draw:name="f195" draw:formula="?f194 * ?f35"/><draw:equation draw:name="f196" draw:formula="sin(?f192)"/><draw:equation draw:name="f197" draw:formula="0 - ?f196"/><draw:equation draw:name="f198" draw:formula="?f197 * ?f36"/><draw:equation draw:name="f199" draw:formula="sqrt(?f195 * ?f195 + ?f198 * ?f198 + 0 * 0)"/><draw:equation draw:name="f200" draw:formula="?f35 * ?f36 / ?f199"/><draw:equation draw:name="f201" draw:formula="?f197 * ?f200"/><draw:equation draw:name="f202" draw:formula="?f183 + ?f201"/><draw:equation draw:name="f203" draw:formula="?f194 * ?f200"/><draw:equation draw:name="f204" draw:formula="?f185 + ?f203"/><draw:equation draw:name="f205" draw:formula="if(?f169, ?f8, ?f186)"/><draw:equation draw:name="f206" draw:formula="if(?f169, ?f4, ?f187)"/><draw:equation draw:name="f207" draw:formula="if(?f169, ?f8, ?f188)"/><draw:equation draw:name="f208" draw:formula="if(?f169, ?f4, ?f189)"/><draw:equation draw:name="f209" draw:formula="if(?f169, ?f186, ?f202)"/><draw:equation draw:name="f210" draw:formula="if(?f169, ?f187, ?f204)"/><draw:equation draw:name="f211" draw:formula="if(?f169, ?f188, ?f202)"/><draw:equation draw:name="f212" draw:formula="if(?f169, ?f189, ?f204)"/><draw:equation draw:name="f213" draw:formula="21550000 - ?f55"/><draw:equation draw:name="f214" draw:formula="if(?f213, ?f55, 21550000)"/><draw:equation draw:name="f215" draw:formula="-21550000 - ?f214"/><draw:equation draw:name="f216" draw:formula="if(?f215, -21550000, ?f214)"/><draw:equation draw:name="f217" draw:formula="?f54 + ?f216"/><draw:equation draw:name="f218" draw:formula="?f54 + ?f2"/><draw:equation draw:name="f219" draw:formula="?f218 * ?f3 / ?f1"/><draw:equation draw:name="f220" draw:formula="0 - ?f219"/><draw:equation draw:name="f221" draw:formula="cos(?f220)"/><draw:equation draw:name="f222" draw:formula="0 - ?f221"/><draw:equation draw:name="f223" draw:formula="?f222 * ?f20"/><draw:equation draw:name="f224" draw:formula="sin(?f220)"/><draw:equation draw:name="f225" draw:formula="0 - ?f224"/><draw:equation draw:name="f226" draw:formula="?f225 * ?f21"/><draw:equation draw:name="f227" draw:formula="sqrt(?f223 * ?f223 + ?f226 * ?f226 + 0 * 0)"/><draw:equation draw:name="f228" draw:formula="?f20 * ?f21 / ?f227"/><draw:equation draw:name="f229" draw:formula="?f225 * ?f228"/><draw:equation draw:name="f230" draw:formula="?f202 - ?f229"/><draw:equation draw:name="f231" draw:formula="?f222 * ?f228"/><draw:equation draw:name="f232" draw:formula="?f204 - ?f231"/><draw:equation draw:name="f233" draw:formula="?f230 - ?f20"/><draw:equation draw:name="f234" draw:formula="?f232 - ?f21"/><draw:equation draw:name="f235" draw:formula="?f230 + ?f20"/><draw:equation draw:name="f236" draw:formula="?f232 + ?f21"/><draw:equation draw:name="f237" draw:formula="?f217 + ?f2"/><draw:equation draw:name="f238" draw:formula="?f237 * ?f3 / ?f1"/><draw:equation draw:name="f239" draw:formula="0 - ?f238"/><draw:equation draw:name="f240" draw:formula="cos(?f239)"/><draw:equation draw:name="f241" draw:formula="0 - ?f240"/><draw:equation draw:name="f242" draw:formula="?f241 * ?f20"/><draw:equation draw:name="f243" draw:formula="sin(?f239)"/><draw:equation draw:name="f244" draw:formula="0 - ?f243"/><draw:equation draw:name="f245" draw:formula="?f244 * ?f21"/><draw:equation draw:name="f246" draw:formula="sqrt(?f242 * ?f242 + ?f245 * ?f245 + 0 * 0)"/><draw:equation draw:name="f247" draw:formula="?f20 * ?f21 / ?f246"/><draw:equation draw:name="f248" draw:formula="?f244 * ?f247"/><draw:equation draw:name="f249" draw:formula="?f230 + ?f248"/><draw:equation draw:name="f250" draw:formula="?f241 * ?f247"/><draw:equation draw:name="f251" draw:formula="?f232 + ?f250"/><draw:equation draw:name="f252" draw:formula="if(?f216, ?f202, ?f233)"/><draw:equation draw:name="f253" draw:formula="if(?f216, ?f204, ?f234)"/><draw:equation draw:name="f254" draw:formula="if(?f216, ?f202, ?f235)"/><draw:equation draw:name="f255" draw:formula="if(?f216, ?f204, ?f236)"/><draw:equation draw:name="f256" draw:formula="if(?f216, ?f233, ?f249)"/><draw:equation draw:name="f257" draw:formula="if(?f216, ?f234, ?f251)"/><draw:equation draw:name="f258" draw:formula="if(?f216, ?f235, ?f249)"/><draw:equation draw:name="f259" draw:formula="if(?f216, ?f236, ?f251)"/></draw:enhanced-geometry></draw:custom-shape><draw:connector draw:type="line" svg:x1="7.1875in" svg:y1="8.95417in" svg:x2="5.07083in" svg:y2="8.96181in" draw:z-index="32" draw:id="id3" draw:style-name="a3" draw:name="Shape34" text:anchor-type="paragraph"><svg:title/><svg:desc/></draw:connector><draw:connector draw:type="line" svg:x1="7.19236in" svg:y1="8.6125in" svg:x2="7.19236in" svg:y2="8.97639in" draw:z-index="30" draw:id="id4" draw:style-name="a4" draw:name="Shape32" text:anchor-type="paragraph"><svg:title/><svg:desc/></draw:connector><draw:custom-shape svg:x="6.19653in" svg:y="8.09792in" svg:width="1.41667in" svg:height="0.48889in" draw:z-index="11" draw:id="id5" draw:style-name="a5" draw:name="Shape15" text:anchor-type="paragraph"><svg:title/><svg:desc/><text:p text:style-name="P6">Вывод: X1, X2</text:p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custom-shape svg:x="7.15208in" svg:y="7.06111in" svg:width="0.04167in" svg:height="1.02014in" draw:z-index="27" draw:id="id6" draw:style-name="a6" draw:name="Shape29" text:anchor-type="paragraph"><svg:title/><svg:desc/><text:p text:style-name="P7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onnector draw:type="line" svg:x1="6.88472in" svg:y1="7.06319in" svg:x2="7.17222in" svg:y2="7.06319in" draw:z-index="26" draw:id="id7" draw:style-name="a7" draw:name="Shape28" text:anchor-type="paragraph"><svg:title/><svg:desc/></draw:connector><text:span text:style-name="T8"><draw:connector draw:type="line" svg:x1="5.98472in" svg:y1="7.06181in" svg:x2="5.07083in" svg:y2="7.05417in" draw:z-index="28" draw:id="id8" draw:style-name="a8" draw:name="Shape30" text:anchor-type="paragraph"><svg:title/><svg:desc/></draw:connector></text:span><draw:custom-shape svg:x="5.04444in" svg:y="7.06319in" svg:width="0.03125in" svg:height="1.04167in" draw:z-index="29" draw:id="id9" draw:style-name="a9" draw:name="Shape31" text:anchor-type="paragraph"><svg:title/><svg:desc/><text:p text:style-name="P9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x="4.48125in" svg:y="8.11875in" svg:width="1.15417in" svg:height="0.46875in" draw:z-index="6" draw:id="id10" draw:style-name="a10" draw:name="Shape7" text:anchor-type="paragraph"><svg:title/><svg:desc/><text:p text:style-name="P10">Вывод: X1</text:p><text:p text:style-name="P11"/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custom-shape svg:x="5.96528in" svg:y="6.72986in" svg:width="0.83681in" svg:height="0.71042in" draw:z-index="10" draw:id="id11" draw:style-name="a11" draw:name="Shape14" text:anchor-type="paragraph"><svg:title/><svg:desc/><text:p text:style-name="P12">X1=X2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svg:x="6.38819in" svg:y="6.21667in" svg:width="0.03125in" svg:height="0.47917in" draw:z-index="24" draw:id="id12" draw:style-name="a12" draw:name="Shape26" text:anchor-type="paragraph"><svg:title/><svg:desc/><text:p text:style-name="P13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frame draw:z-index="60" draw:id="id13" draw:style-name="a13" draw:name="Shape61" text:anchor-type="paragraph" svg:x="4.10694in" svg:y="2.14583in" svg:width="0.72917in" svg:height="0.20764in" style:rel-width="scale" style:rel-height="scale"><draw:text-box><text:p text:style-name="Normal">Нет</text:p></draw:text-box><svg:title/><svg:desc/></draw:frame><draw:frame draw:z-index="65" draw:id="id14" draw:style-name="a14" draw:name="Shape66" text:anchor-type="paragraph" svg:x="1.68611in" svg:y="2.14028in" svg:width="0.51042in" svg:height="0.21875in" style:rel-width="scale" style:rel-height="scale"><draw:text-box><text:p text:style-name="Normal">Да</text:p></draw:text-box><svg:title/><svg:desc/></draw:frame><draw:frame draw:z-index="68" draw:id="id15" draw:style-name="a15" draw:name="Shape69" text:anchor-type="paragraph" svg:x="4.67292in" svg:y="4.14028in" svg:width="0.30625in" svg:height="0.19167in" style:rel-width="scale" style:rel-height="scale"><draw:text-box><text:p text:style-name="Normal">Да</text:p></draw:text-box><svg:title/><svg:desc/></draw:frame><text:span text:style-name="T14"><draw:connector draw:type="line" svg:x1="4.46042in" svg:y1="6.13958in" svg:x2="4.46042in" svg:y2="9.275in" draw:z-index="52" draw:id="id16" draw:style-name="a16" draw:name="Shape53" text:anchor-type="paragraph"><svg:title/><svg:desc/></draw:connector></text:span><draw:custom-shape svg:x="6.40278in" svg:y="4.40972in" svg:width="0.04167in" svg:height="0.85417in" draw:z-index="21" draw:id="id17" draw:style-name="a17" draw:name="Shape23" text:anchor-type="paragraph"><svg:title/><svg:desc/><text:p text:style-name="P15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16"><draw:connector draw:type="line" svg:x1="5.70069in" svg:y1="4.40972in" svg:x2="6.44305in" svg:y2="4.40972in" draw:z-index="20" draw:id="id18" draw:style-name="a18" draw:name="Shape22" text:anchor-type="paragraph"><svg:title/><svg:desc/></draw:connector></text:span><draw:frame draw:z-index="61" draw:id="id19" draw:style-name="a19" draw:name="Shape62" text:anchor-type="paragraph" svg:x="5.77014in" svg:y="4.13403in" svg:width="0.5in" svg:height="0.20764in" style:rel-width="scale" style:rel-height="scale"><draw:text-box><text:p text:style-name="Normal">Нет</text:p></draw:text-box><svg:title/><svg:desc/></draw:frame><draw:custom-shape svg:x="5.01389in" svg:y="4.10903in" svg:width="0.81528in" svg:height="0.58403in" draw:z-index="4" draw:id="id20" draw:style-name="a20" draw:name="Shape5" text:anchor-type="paragraph"><svg:title/><svg:desc/><text:p text:style-name="P17">D&lt;0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svg:x="5.32847in" svg:y="3.57778in" svg:width="0.05139in" svg:height="0.53125in" draw:z-index="19" draw:id="id21" draw:style-name="a21" draw:name="Shape21" text:anchor-type="paragraph"><svg:title/><svg:desc/><text:p text:style-name="P18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19"><draw:connector draw:type="line" svg:x1="2.0375in" svg:y1="7.27917in" svg:x2="0.1375in" svg:y2="7.29028in" draw:z-index="51" draw:id="id22" draw:style-name="a22" draw:name="Shape52" text:anchor-type="paragraph"><svg:title/><svg:desc/></draw:connector></text:span><text:span text:style-name="T20"><draw:connector draw:type="line" svg:x1="2.05347in" svg:y1="6.98542in" svg:x2="2.05347in" svg:y2="7.27431in" draw:z-index="49" draw:id="id23" draw:style-name="a23" draw:name="Shape50" text:anchor-type="paragraph"><svg:title/><svg:desc/></draw:connector></text:span><draw:custom-shape svg:x="1.42014in" svg:y="6.55208in" svg:width="1.23889in" svg:height="0.4375in" draw:z-index="13" draw:id="id24" draw:style-name="a24" draw:name="Shape11" text:anchor-type="paragraph"><svg:title/><svg:desc/><text:p text:style-name="P21">Вывод: X1</text:p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custom-shape svg:x="2.01319in" svg:y="5.08889in" svg:width="0.05139in" svg:height="1.45903in" draw:z-index="45" draw:id="id25" draw:style-name="a25" draw:name="Shape46" text:anchor-type="paragraph"><svg:title/><svg:desc/><text:p text:style-name="P22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23"><draw:connector draw:type="line" svg:x1="-0.2625in" svg:y1="6.87916in" svg:x2="1.0125in" svg:y2="6.87708in" draw:z-index="48" draw:id="id26" draw:style-name="a26" draw:name="Shape49" text:anchor-type="paragraph"><svg:title/><svg:desc/></draw:connector></text:span><text:span text:style-name="T24"><draw:connector draw:type="line" svg:x1="1.01458in" svg:y1="6.54722in" svg:x2="1.01458in" svg:y2="6.87847in" draw:z-index="47" draw:id="id27" draw:style-name="a27" draw:name="Shape48" text:anchor-type="paragraph"><svg:title/><svg:desc/></draw:connector></text:span><text:span text:style-name="T25"><draw:connector draw:type="line" svg:x1="-0.26319in" svg:y1="6.50833in" svg:x2="-0.26319in" svg:y2="6.88263in" draw:z-index="46" draw:id="id28" draw:style-name="a28" draw:name="Shape47" text:anchor-type="paragraph"><svg:title/><svg:desc/></draw:connector></text:span><draw:custom-shape svg:x="-0.82083in" svg:y="5.99444in" svg:width="1.20764in" svg:height="0.52153in" draw:z-index="8" draw:id="id29" draw:style-name="a29" draw:name="Shape10" text:anchor-type="paragraph"><svg:title/><svg:desc/><text:p text:style-name="P26">Любое x</text:p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frame draw:z-index="67" draw:id="id30" draw:style-name="a30" draw:name="Shape68" text:anchor-type="paragraph" svg:x="-0.26736in" svg:y="4.425in" svg:width="0.29167in" svg:height="0.38403in" style:rel-width="scale" style:rel-height="scale"><draw:text-box><text:p text:style-name="Normal">Да</text:p></draw:text-box><svg:title/><svg:desc/></draw:frame><draw:custom-shape svg:x="-0.29861in" svg:y="4.70833in" svg:width="0.04167in" svg:height="1.26042in" draw:z-index="40" draw:id="id31" draw:style-name="a31" draw:name="Shape42" text:anchor-type="paragraph"><svg:title/><svg:desc/><text:p text:style-name="P27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onnector draw:type="line" svg:x1="-0.06597in" svg:y1="4.71319in" svg:x2="-0.26319in" svg:y2="4.71319in" draw:z-index="43" draw:id="id32" draw:style-name="a32" draw:name="Shape44" text:anchor-type="paragraph"><svg:title/><svg:desc/></draw:connector><draw:custom-shape svg:x="1in" svg:y="4.73264in" svg:width="0.04167in" svg:height="1.28125in" draw:z-index="44" draw:id="id33" draw:style-name="a33" draw:name="Shape45" text:anchor-type="paragraph"><svg:title/><svg:desc/><text:p text:style-name="P28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29"><draw:connector draw:type="line" svg:x1="1.05277in" svg:y1="4.71319in" svg:x2="0.53194in" svg:y2="4.71319in" draw:z-index="39" draw:id="id34" draw:style-name="a34" draw:name="Shape41" text:anchor-type="paragraph"><svg:title/><svg:desc/></draw:connector></text:span><draw:frame draw:z-index="64" draw:id="id35" draw:style-name="a35" draw:name="Shape65" text:anchor-type="paragraph" svg:x="0.64583in" svg:y="4.4625in" svg:width="0.39514in" svg:height="0.21042in" style:rel-width="scale" style:rel-height="scale"><draw:text-box><text:p text:style-name="Normal">Нет</text:p></draw:text-box><svg:title/><svg:desc/></draw:frame><draw:frame draw:z-index="66" draw:id="id36" draw:style-name="a36" draw:name="Shape67" text:anchor-type="paragraph" svg:x="0.37569in" svg:y="2.96181in" svg:width="0.3125in" svg:height="0.20764in" style:rel-width="scale" style:rel-height="scale"><draw:text-box><text:p text:style-name="Normal">Да</text:p></draw:text-box><svg:title/><svg:desc/></draw:frame><draw:custom-shape svg:x="-0.05972in" svg:y="4.37292in" svg:width="0.74028in" svg:height="0.68889in" draw:z-index="36" draw:id="id37" draw:style-name="a37" draw:name="Shape9_0" text:anchor-type="paragraph"><svg:title/><svg:desc/><text:p text:style-name="P30">c=0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svg:x="1.62986in" svg:y="4.41042in" svg:width="1.09514in" svg:height="0.67778in" draw:z-index="9" draw:id="id38" draw:style-name="a38" draw:name="Shape12" text:anchor-type="paragraph"><svg:title/><svg:desc/><text:p text:style-name="P31">X1= (- c) / b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2.00139in" svg:y="3.24444in" svg:width="0.04028in" svg:height="1.14514in" draw:z-index="38" draw:id="id39" draw:style-name="a39" draw:name="Shape40_0" text:anchor-type="paragraph"><svg:title/><svg:desc/><text:p text:style-name="P32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x="0.21875in" svg:y="3.22778in" svg:width="0.04167in" svg:height="1.14514in" draw:z-index="42" draw:id="id40" draw:style-name="a40" draw:name="Shape43" text:anchor-type="paragraph"><svg:title/><svg:desc/><text:p text:style-name="P33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onnector draw:type="line" svg:x1="0.6757in" svg:y1="3.22778in" svg:x2="0.26042in" svg:y2="3.22778in" draw:z-index="41" draw:id="id41" draw:style-name="a41" draw:name="Shape37" text:anchor-type="paragraph"><svg:title/><svg:desc/></draw:connector><text:span text:style-name="T34"><draw:connector draw:type="line" svg:x1="1.34861in" svg:y1="3.22778in" svg:x2="2.05764in" svg:y2="3.22778in" draw:z-index="37" draw:id="id42" draw:style-name="a42" draw:name="Shape39" text:anchor-type="paragraph"><svg:title/><svg:desc/></draw:connector></text:span><draw:custom-shape svg:x="0.66042in" svg:y="2.92222in" svg:width="0.85417in" svg:height="0.625in" draw:z-index="7" draw:id="id43" draw:style-name="a43" draw:name="Shape8" text:anchor-type="paragraph"><svg:title/><svg:desc/><text:p text:style-name="P35">b=0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svg:x="0.98542in" svg:y="2.42986in" svg:width="0.03125in" svg:height="0.50139in" draw:z-index="34" draw:id="id44" draw:style-name="a44" draw:name="Shape36" text:anchor-type="paragraph"><svg:title/><svg:desc/><text:p text:style-name="P36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onnector draw:type="line" svg:x1="2.825in" svg:y1="2.42292in" svg:x2="1.00903in" svg:y2="2.42292in" draw:z-index="33" draw:id="id45" draw:style-name="a45" draw:name="Shape35" text:anchor-type="paragraph"><svg:title/><svg:desc/></draw:connector><draw:custom-shape svg:x="5.31875in" svg:y="2.38542in" svg:width="0.03125in" svg:height="0.75in" draw:z-index="18" draw:id="id46" draw:style-name="a46" draw:name="Shape20" text:anchor-type="paragraph"><svg:title/><svg:desc/><text:p text:style-name="P37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38"><draw:connector draw:type="line" svg:x1="3.50694in" svg:y1="2.40556in" svg:x2="5.36666in" svg:y2="2.38542in" draw:z-index="17" draw:id="id47" draw:style-name="a47" draw:name="Shape19" text:anchor-type="paragraph"><svg:title/><svg:desc/></draw:connector></text:span><draw:custom-shape svg:x="2.82083in" svg:y="2.13125in" svg:width="0.91667in" svg:height="0.58264in" draw:z-index="2" draw:id="id48" draw:style-name="a48" draw:name="Shape3" text:anchor-type="paragraph"><svg:title/><svg:desc/><text:p text:style-name="P39">a=0</text:p><draw:enhanced-geometry draw:type="non-primitive" svg:viewBox="0 0 21600 21600" draw:enhanced-path="M ?f0 ?f2 L ?f2 ?f0 ?f1 ?f2 ?f2 ?f1 ?f0 ?f2 Z N" draw:text-areas="?f13 ?f13 ?f14 ?f14" draw:glue-points="?f10 ?f11 ?f11 ?f10 ?f10 ?f12 ?f12 ?f10" draw:glue-point-leaving-directions="-0, -0, -0, -0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svg:x="3.15278in" svg:y="1.54583in" svg:width="0.04167in" svg:height="0.59375in" draw:z-index="16" draw:id="id49" draw:style-name="a49" draw:name="Shape18" text:anchor-type="paragraph"><svg:title/><svg:desc/><text:p text:style-name="P40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x="2.44306in" svg:y="1.02083in" svg:width="1.75in" svg:height="0.54167in" draw:z-index="251659264" draw:id="id50" draw:style-name="a50" draw:name="Shape2" text:anchor-type="paragraph"><svg:title/><svg:desc/><text:p text:style-name="P41">Ввод: a, b, c</text:p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custom-shape svg:x="2.84306in" svg:y="-0.14514in" svg:width="1.875in" svg:height="0.51042in" draw:z-index="251658240" draw:id="id51" draw:style-name="a51" draw:name="Shape1" text:anchor-type="paragraph"><svg:title/><svg:desc/><text:p text:style-name="P42">Начало</text:p><draw:enhanced-geometry draw:type="non-primitive" svg:viewBox="0 0 21600 21600" draw:enhanced-path="M ?f6 ?f5 A ?f111 ?f112 ?f113 ?f114 ?f6 ?f5 ?f108 ?f110  W ?f115 ?f116 ?f117 ?f118 ?f6 ?f5 ?f108 ?f110 A ?f158 ?f159 ?f160 ?f161 ?f108 ?f110 ?f155 ?f157  W ?f162 ?f163 ?f164 ?f165 ?f108 ?f110 ?f155 ?f157 L ?f8 ?f4 A ?f205 ?f206 ?f207 ?f208 ?f8 ?f4 ?f202 ?f204  W ?f209 ?f210 ?f211 ?f212 ?f8 ?f4 ?f202 ?f204 A ?f252 ?f253 ?f254 ?f255 ?f202 ?f204 ?f249 ?f251  W ?f256 ?f257 ?f258 ?f259 ?f202 ?f204 ?f249 ?f251 Z N" draw:text-areas="?f68 ?f70 ?f69 ?f71" draw:glue-points="?f65 ?f66 ?f66 ?f65 ?f65 ?f67 ?f67 ?f65" draw:glue-point-leaving-directions="-0, -0, -0, -0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0"/><draw:equation draw:name="f7" draw:formula="0 - 10800"/><draw:equation draw:name="f8" draw:formula="18130"/><draw:equation draw:name="f9" draw:formula="18130 - 21600"/><draw:equation draw:name="f10" draw:formula="21600 - 10800"/><draw:equation draw:name="f11" draw:formula="0 - ?f6"/><draw:equation draw:name="f12" draw:formula="10800 - ?f5"/><draw:equation draw:name="f13" draw:formula="0 - ?f2"/><draw:equation draw:name="f14" draw:formula="abs(?f6)"/><draw:equation draw:name="f15" draw:formula="abs(?f7)"/><draw:equation draw:name="f16" draw:formula="if(?f7, 0, ?f1)"/><draw:equation draw:name="f17" draw:formula="if(?f7, ?f1, 0)"/><draw:equation draw:name="f18" draw:formula="21600 - ?f8"/><draw:equation draw:name="f19" draw:formula="10800 - ?f4"/><draw:equation draw:name="f20" draw:formula="abs(?f9)"/><draw:equation draw:name="f21" draw:formula="abs(?f10)"/><draw:equation draw:name="f22" draw:formula="if(?f10, 0, ?f1)"/><draw:equation draw:name="f23" draw:formula="if(?f10, ?f1, 0)"/><draw:equation draw:name="f24" draw:formula="?f5 - ?f4"/><draw:equation draw:name="f25" draw:formula="abs(?f11)"/><draw:equation draw:name="f26" draw:formula="abs(?f12)"/><draw:equation draw:name="f27" draw:formula="if(?f11, ?f13, ?f2)"/><draw:equation draw:name="f28" draw:formula="if(?f11, ?f2, ?f13)"/><draw:equation draw:name="f29" draw:formula="if(?f11, ?f0, ?f2)"/><draw:equation draw:name="f30" draw:formula="if(?f11, ?f2, ?f0)"/><draw:equation draw:name="f31" draw:formula="if(?f6, ?f13, ?f2)"/><draw:equation draw:name="f32" draw:formula="if(?f6, ?f2, ?f13)"/><draw:equation draw:name="f33" draw:formula="if(?f6, ?f17, ?f16)"/><draw:equation draw:name="f34" draw:formula="if(?f6, ?f16, ?f17)"/><draw:equation draw:name="f35" draw:formula="abs(?f18)"/><draw:equation draw:name="f36" draw:formula="abs(?f19)"/><draw:equation draw:name="f37" draw:formula="if(?f18, ?f13, ?f2)"/><draw:equation draw:name="f38" draw:formula="if(?f18, ?f2, ?f13)"/><draw:equation draw:name="f39" draw:formula="if(?f18, ?f0, ?f2)"/><draw:equation draw:name="f40" draw:formula="if(?f18, ?f2, ?f0)"/><draw:equation draw:name="f41" draw:formula="if(?f9, ?f13, ?f2)"/><draw:equation draw:name="f42" draw:formula="if(?f9, ?f2, ?f13)"/><draw:equation draw:name="f43" draw:formula="if(?f9, ?f23, ?f22)"/><draw:equation draw:name="f44" draw:formula="if(?f9, ?f22, ?f23)"/><draw:equation draw:name="f45" draw:formula="?f24 / 21600"/><draw:equation draw:name="f46" draw:formula="if(?f11, ?f30, ?f29)"/><draw:equation draw:name="f47" draw:formula="if(?f11, ?f29, ?f30)"/><draw:equation draw:name="f48" draw:formula="if(?f12, ?f28, ?f27)"/><draw:equation draw:name="f49" draw:formula="if(?f7, ?f33, ?f34)"/><draw:equation draw:name="f50" draw:formula="if(?f7, ?f31, ?f32)"/><draw:equation draw:name="f51" draw:formula="if(?f18, ?f40, ?f39)"/><draw:equation draw:name="f52" draw:formula="if(?f18, ?f39, ?f40)"/><draw:equation draw:name="f53" draw:formula="if(?f19, ?f38, ?f37)"/><draw:equation draw:name="f54" draw:formula="if(?f10, ?f43, ?f44)"/><draw:equation draw:name="f55" draw:formula="if(?f10, ?f41, ?f42)"/><draw:equation draw:name="f56" draw:formula="1060 * ?f45"/><draw:equation draw:name="f57" draw:formula="20540 * ?f45"/><draw:equation draw:name="f58" draw:formula="18420 * ?f45"/><draw:equation draw:name="f59" draw:formula="3180 * ?f45"/><draw:equation draw:name="f60" draw:formula="10800 * ?f45"/><draw:equation draw:name="f61" draw:formula="0 * ?f45"/><draw:equation draw:name="f62" draw:formula="21600 * ?f45"/><draw:equation draw:name="f63" draw:formula="if(?f12, ?f47, ?f46)"/><draw:equation draw:name="f64" draw:formula="if(?f19, ?f52, ?f51)"/><draw:equation draw:name="f65" draw:formula="?f60 / ?f45"/><draw:equation draw:name="f66" draw:formula="?f61 / ?f45"/><draw:equation draw:name="f67" draw:formula="?f62 / ?f45"/><draw:equation draw:name="f68" draw:formula="?f56 / ?f45"/><draw:equation draw:name="f69" draw:formula="?f57 / ?f45"/><draw:equation draw:name="f70" draw:formula="?f59 / ?f45"/><draw:equation draw:name="f71" draw:formula="?f58 / ?f45"/><draw:equation draw:name="f72" draw:formula="21550000 - ?f48"/><draw:equation draw:name="f73" draw:formula="if(?f72, ?f48, 21550000)"/><draw:equation draw:name="f74" draw:formula="-21550000 - ?f73"/><draw:equation draw:name="f75" draw:formula="if(?f74, -21550000, ?f73)"/><draw:equation draw:name="f76" draw:formula="?f63 + ?f75"/><draw:equation draw:name="f77" draw:formula="?f63 + ?f2"/><draw:equation draw:name="f78" draw:formula="?f77 * ?f3 / ?f1"/><draw:equation draw:name="f79" draw:formula="0 - ?f78"/><draw:equation draw:name="f80" draw:formula="cos(?f79)"/><draw:equation draw:name="f81" draw:formula="0 - ?f80"/><draw:equation draw:name="f82" draw:formula="?f81 * ?f25"/><draw:equation draw:name="f83" draw:formula="sin(?f79)"/><draw:equation draw:name="f84" draw:formula="0 - ?f83"/><draw:equation draw:name="f85" draw:formula="?f84 * ?f26"/><draw:equation draw:name="f86" draw:formula="sqrt(?f82 * ?f82 + ?f85 * ?f85 + 0 * 0)"/><draw:equation draw:name="f87" draw:formula="?f25 * ?f26 / ?f86"/><draw:equation draw:name="f88" draw:formula="?f84 * ?f87"/><draw:equation draw:name="f89" draw:formula="?f6 - ?f88"/><draw:equation draw:name="f90" draw:formula="?f81 * ?f87"/><draw:equation draw:name="f91" draw:formula="?f5 - ?f90"/><draw:equation draw:name="f92" draw:formula="?f89 - ?f25"/><draw:equation draw:name="f93" draw:formula="?f91 - ?f26"/><draw:equation draw:name="f94" draw:formula="?f89 + ?f25"/><draw:equation draw:name="f95" draw:formula="?f91 + ?f26"/><draw:equation draw:name="f96" draw:formula="?f76 + ?f2"/><draw:equation draw:name="f97" draw:formula="?f96 * ?f3 / ?f1"/><draw:equation draw:name="f98" draw:formula="0 - ?f97"/><draw:equation draw:name="f99" draw:formula="cos(?f98)"/><draw:equation draw:name="f100" draw:formula="0 - ?f99"/><draw:equation draw:name="f101" draw:formula="?f100 * ?f25"/><draw:equation draw:name="f102" draw:formula="sin(?f98)"/><draw:equation draw:name="f103" draw:formula="0 - ?f102"/><draw:equation draw:name="f104" draw:formula="?f103 * ?f26"/><draw:equation draw:name="f105" draw:formula="sqrt(?f101 * ?f101 + ?f104 * ?f104 + 0 * 0)"/><draw:equation draw:name="f106" draw:formula="?f25 * ?f26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6, ?f92)"/><draw:equation draw:name="f112" draw:formula="if(?f75, ?f5, ?f93)"/><draw:equation draw:name="f113" draw:formula="if(?f75, ?f6, ?f94)"/><draw:equation draw:name="f114" draw:formula="if(?f75, ?f5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21550000 - ?f50"/><draw:equation draw:name="f120" draw:formula="if(?f119, ?f50, 21550000)"/><draw:equation draw:name="f121" draw:formula="-21550000 - ?f120"/><draw:equation draw:name="f122" draw:formula="if(?f121, -21550000, ?f120)"/><draw:equation draw:name="f123" draw:formula="?f49 + ?f122"/><draw:equation draw:name="f124" draw:formula="?f49 + ?f2"/><draw:equation draw:name="f125" draw:formula="?f124 * ?f3 / ?f1"/><draw:equation draw:name="f126" draw:formula="0 - ?f125"/><draw:equation draw:name="f127" draw:formula="cos(?f126)"/><draw:equation draw:name="f128" draw:formula="0 - ?f127"/><draw:equation draw:name="f129" draw:formula="?f128 * ?f14"/><draw:equation draw:name="f130" draw:formula="sin(?f126)"/><draw:equation draw:name="f131" draw:formula="0 - ?f130"/><draw:equation draw:name="f132" draw:formula="?f131 * ?f15"/><draw:equation draw:name="f133" draw:formula="sqrt(?f129 * ?f129 + ?f132 * ?f132 + 0 * 0)"/><draw:equation draw:name="f134" draw:formula="?f14 * ?f15 / ?f133"/><draw:equation draw:name="f135" draw:formula="?f131 * ?f134"/><draw:equation draw:name="f136" draw:formula="?f108 - ?f135"/><draw:equation draw:name="f137" draw:formula="?f128 * ?f134"/><draw:equation draw:name="f138" draw:formula="?f110 - ?f137"/><draw:equation draw:name="f139" draw:formula="?f136 - ?f14"/><draw:equation draw:name="f140" draw:formula="?f138 - ?f15"/><draw:equation draw:name="f141" draw:formula="?f136 + ?f14"/><draw:equation draw:name="f142" draw:formula="?f138 + ?f15"/><draw:equation draw:name="f143" draw:formula="?f123 + ?f2"/><draw:equation draw:name="f144" draw:formula="?f143 * ?f3 / ?f1"/><draw:equation draw:name="f145" draw:formula="0 - ?f144"/><draw:equation draw:name="f146" draw:formula="cos(?f145)"/><draw:equation draw:name="f147" draw:formula="0 - ?f146"/><draw:equation draw:name="f148" draw:formula="?f147 * ?f14"/><draw:equation draw:name="f149" draw:formula="sin(?f145)"/><draw:equation draw:name="f150" draw:formula="0 - ?f149"/><draw:equation draw:name="f151" draw:formula="?f150 * ?f15"/><draw:equation draw:name="f152" draw:formula="sqrt(?f148 * ?f148 + ?f151 * ?f151 + 0 * 0)"/><draw:equation draw:name="f153" draw:formula="?f14 * ?f15 / ?f152"/><draw:equation draw:name="f154" draw:formula="?f150 * ?f153"/><draw:equation draw:name="f155" draw:formula="?f136 + ?f154"/><draw:equation draw:name="f156" draw:formula="?f147 * ?f153"/><draw:equation draw:name="f157" draw:formula="?f138 + ?f156"/><draw:equation draw:name="f158" draw:formula="if(?f122, ?f108, ?f139)"/><draw:equation draw:name="f159" draw:formula="if(?f122, ?f110, ?f140)"/><draw:equation draw:name="f160" draw:formula="if(?f122, ?f108, ?f141)"/><draw:equation draw:name="f161" draw:formula="if(?f122, ?f110, ?f142)"/><draw:equation draw:name="f162" draw:formula="if(?f122, ?f139, ?f155)"/><draw:equation draw:name="f163" draw:formula="if(?f122, ?f140, ?f157)"/><draw:equation draw:name="f164" draw:formula="if(?f122, ?f141, ?f155)"/><draw:equation draw:name="f165" draw:formula="if(?f122, ?f142, ?f157)"/><draw:equation draw:name="f166" draw:formula="21550000 - ?f53"/><draw:equation draw:name="f167" draw:formula="if(?f166, ?f53, 21550000)"/><draw:equation draw:name="f168" draw:formula="-21550000 - ?f167"/><draw:equation draw:name="f169" draw:formula="if(?f168, -21550000, ?f167)"/><draw:equation draw:name="f170" draw:formula="?f64 + ?f169"/><draw:equation draw:name="f171" draw:formula="?f64 + ?f2"/><draw:equation draw:name="f172" draw:formula="?f171 * ?f3 / ?f1"/><draw:equation draw:name="f173" draw:formula="0 - ?f172"/><draw:equation draw:name="f174" draw:formula="cos(?f173)"/><draw:equation draw:name="f175" draw:formula="0 - ?f174"/><draw:equation draw:name="f176" draw:formula="?f175 * ?f35"/><draw:equation draw:name="f177" draw:formula="sin(?f173)"/><draw:equation draw:name="f178" draw:formula="0 - ?f177"/><draw:equation draw:name="f179" draw:formula="?f178 * ?f36"/><draw:equation draw:name="f180" draw:formula="sqrt(?f176 * ?f176 + ?f179 * ?f179 + 0 * 0)"/><draw:equation draw:name="f181" draw:formula="?f35 * ?f36 / ?f180"/><draw:equation draw:name="f182" draw:formula="?f178 * ?f181"/><draw:equation draw:name="f183" draw:formula="?f8 - ?f182"/><draw:equation draw:name="f184" draw:formula="?f175 * ?f181"/><draw:equation draw:name="f185" draw:formula="?f4 - ?f184"/><draw:equation draw:name="f186" draw:formula="?f183 - ?f35"/><draw:equation draw:name="f187" draw:formula="?f185 - ?f36"/><draw:equation draw:name="f188" draw:formula="?f183 + ?f35"/><draw:equation draw:name="f189" draw:formula="?f185 + ?f36"/><draw:equation draw:name="f190" draw:formula="?f170 + ?f2"/><draw:equation draw:name="f191" draw:formula="?f190 * ?f3 / ?f1"/><draw:equation draw:name="f192" draw:formula="0 - ?f191"/><draw:equation draw:name="f193" draw:formula="cos(?f192)"/><draw:equation draw:name="f194" draw:formula="0 - ?f193"/><draw:equation draw:name="f195" draw:formula="?f194 * ?f35"/><draw:equation draw:name="f196" draw:formula="sin(?f192)"/><draw:equation draw:name="f197" draw:formula="0 - ?f196"/><draw:equation draw:name="f198" draw:formula="?f197 * ?f36"/><draw:equation draw:name="f199" draw:formula="sqrt(?f195 * ?f195 + ?f198 * ?f198 + 0 * 0)"/><draw:equation draw:name="f200" draw:formula="?f35 * ?f36 / ?f199"/><draw:equation draw:name="f201" draw:formula="?f197 * ?f200"/><draw:equation draw:name="f202" draw:formula="?f183 + ?f201"/><draw:equation draw:name="f203" draw:formula="?f194 * ?f200"/><draw:equation draw:name="f204" draw:formula="?f185 + ?f203"/><draw:equation draw:name="f205" draw:formula="if(?f169, ?f8, ?f186)"/><draw:equation draw:name="f206" draw:formula="if(?f169, ?f4, ?f187)"/><draw:equation draw:name="f207" draw:formula="if(?f169, ?f8, ?f188)"/><draw:equation draw:name="f208" draw:formula="if(?f169, ?f4, ?f189)"/><draw:equation draw:name="f209" draw:formula="if(?f169, ?f186, ?f202)"/><draw:equation draw:name="f210" draw:formula="if(?f169, ?f187, ?f204)"/><draw:equation draw:name="f211" draw:formula="if(?f169, ?f188, ?f202)"/><draw:equation draw:name="f212" draw:formula="if(?f169, ?f189, ?f204)"/><draw:equation draw:name="f213" draw:formula="21550000 - ?f55"/><draw:equation draw:name="f214" draw:formula="if(?f213, ?f55, 21550000)"/><draw:equation draw:name="f215" draw:formula="-21550000 - ?f214"/><draw:equation draw:name="f216" draw:formula="if(?f215, -21550000, ?f214)"/><draw:equation draw:name="f217" draw:formula="?f54 + ?f216"/><draw:equation draw:name="f218" draw:formula="?f54 + ?f2"/><draw:equation draw:name="f219" draw:formula="?f218 * ?f3 / ?f1"/><draw:equation draw:name="f220" draw:formula="0 - ?f219"/><draw:equation draw:name="f221" draw:formula="cos(?f220)"/><draw:equation draw:name="f222" draw:formula="0 - ?f221"/><draw:equation draw:name="f223" draw:formula="?f222 * ?f20"/><draw:equation draw:name="f224" draw:formula="sin(?f220)"/><draw:equation draw:name="f225" draw:formula="0 - ?f224"/><draw:equation draw:name="f226" draw:formula="?f225 * ?f21"/><draw:equation draw:name="f227" draw:formula="sqrt(?f223 * ?f223 + ?f226 * ?f226 + 0 * 0)"/><draw:equation draw:name="f228" draw:formula="?f20 * ?f21 / ?f227"/><draw:equation draw:name="f229" draw:formula="?f225 * ?f228"/><draw:equation draw:name="f230" draw:formula="?f202 - ?f229"/><draw:equation draw:name="f231" draw:formula="?f222 * ?f228"/><draw:equation draw:name="f232" draw:formula="?f204 - ?f231"/><draw:equation draw:name="f233" draw:formula="?f230 - ?f20"/><draw:equation draw:name="f234" draw:formula="?f232 - ?f21"/><draw:equation draw:name="f235" draw:formula="?f230 + ?f20"/><draw:equation draw:name="f236" draw:formula="?f232 + ?f21"/><draw:equation draw:name="f237" draw:formula="?f217 + ?f2"/><draw:equation draw:name="f238" draw:formula="?f237 * ?f3 / ?f1"/><draw:equation draw:name="f239" draw:formula="0 - ?f238"/><draw:equation draw:name="f240" draw:formula="cos(?f239)"/><draw:equation draw:name="f241" draw:formula="0 - ?f240"/><draw:equation draw:name="f242" draw:formula="?f241 * ?f20"/><draw:equation draw:name="f243" draw:formula="sin(?f239)"/><draw:equation draw:name="f244" draw:formula="0 - ?f243"/><draw:equation draw:name="f245" draw:formula="?f244 * ?f21"/><draw:equation draw:name="f246" draw:formula="sqrt(?f242 * ?f242 + ?f245 * ?f245 + 0 * 0)"/><draw:equation draw:name="f247" draw:formula="?f20 * ?f21 / ?f246"/><draw:equation draw:name="f248" draw:formula="?f244 * ?f247"/><draw:equation draw:name="f249" draw:formula="?f230 + ?f248"/><draw:equation draw:name="f250" draw:formula="?f241 * ?f247"/><draw:equation draw:name="f251" draw:formula="?f232 + ?f250"/><draw:equation draw:name="f252" draw:formula="if(?f216, ?f202, ?f233)"/><draw:equation draw:name="f253" draw:formula="if(?f216, ?f204, ?f234)"/><draw:equation draw:name="f254" draw:formula="if(?f216, ?f202, ?f235)"/><draw:equation draw:name="f255" draw:formula="if(?f216, ?f204, ?f236)"/><draw:equation draw:name="f256" draw:formula="if(?f216, ?f233, ?f249)"/><draw:equation draw:name="f257" draw:formula="if(?f216, ?f234, ?f251)"/><draw:equation draw:name="f258" draw:formula="if(?f216, ?f235, ?f249)"/><draw:equation draw:name="f259" draw:formula="if(?f216, ?f236, ?f251)"/></draw:enhanced-geometry></draw:custom-shape><draw:custom-shape svg:x="4.70551in" svg:y="3.16102in" svg:width="1.45764in" svg:height="0.41667in" draw:z-index="3" draw:id="id52" draw:style-name="a52" draw:name="Shape4" text:anchor-type="paragraph"><svg:title/><svg:desc/><text:p text:style-name="P43">D= sqrt(b*b - 4*a*c)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5.77835in" svg:y="5.25472in" svg:width="1.45764in" svg:height="0.97917in" draw:z-index="5" draw:id="id53" draw:style-name="a53" draw:name="Shape6" text:anchor-type="paragraph"><svg:title/><svg:desc/><text:p text:style-name="P44">X1= ((-b) + D ) / 2a</text:p><text:p text:style-name="P45">X2= ((-b) - D) / 2a</text:p><draw:enhanced-geometry draw:type="non-primitive" svg:viewBox="0 0 21600 21600" draw:enhanced-path="M ?f0 ?f0 L ?f1 ?f0 ?f1 ?f1 ?f0 ?f1 ?f0 ?f0 Z N" draw:text-areas="?f7 ?f7 ?f8 ?f8" draw:glue-points="?f9 ?f10 ?f10 ?f9 ?f9 ?f11 ?f11 ?f9" draw:glue-point-leaving-directions="-0, -0, -0, -0"><draw:equation draw:name="f0" draw:formula="0"/><draw:equation draw:name="f1" draw:formula="21600"/><draw:equation draw:name="f2" draw:formula="?f1 - ?f0"/><draw:equation draw:name="f3" draw:formula="?f2 / 21600"/><draw:equation draw:name="f4" draw:formula="10800 * ?f3"/><draw:equation draw:name="f5" draw:formula="0 * ?f3"/><draw:equation draw:name="f6" draw:formula="21600 * ?f3"/><draw:equation draw:name="f7" draw:formula="?f0 / ?f3"/><draw:equation draw:name="f8" draw:formula="?f1 / ?f3"/><draw:equation draw:name="f9" draw:formula="?f4 / ?f3"/><draw:equation draw:name="f10" draw:formula="?f5 / ?f3"/><draw:equation draw:name="f11" draw:formula="?f6 / ?f3"/></draw:enhanced-geometry></draw:custom-shape><draw:custom-shape svg:x="3.77362in" svg:y="5.60905in" svg:width="1.32292in" svg:height="0.53125in" draw:z-index="12" draw:id="id54" draw:style-name="a54" draw:name="Shape16" text:anchor-type="paragraph"><svg:title/><svg:desc/><text:p text:style-name="P46">Нет решения</text:p><draw:enhanced-geometry draw:type="non-primitive" svg:viewBox="0 0 21600 21600" draw:enhanced-path="M ?f2 ?f0 L ?f1 ?f0 ?f3 ?f1 ?f0 ?f1 ?f2 ?f0 Z N" draw:text-areas="?f22 ?f16 ?f23 ?f20" draw:glue-points="?f15 ?f16 ?f17 ?f16 ?f18 ?f17 ?f19 ?f20 ?f17 ?f20 ?f21 ?f17" draw:glue-point-leaving-directions="-0, -0, -0, -0, -0, -0"><draw:equation draw:name="f0" draw:formula="0"/><draw:equation draw:name="f1" draw:formula="21600"/><draw:equation draw:name="f2" draw:formula="4230"/><draw:equation draw:name="f3" draw:formula="17370"/><draw:equation draw:name="f4" draw:formula="?f1 - ?f0"/><draw:equation draw:name="f5" draw:formula="?f4 / 21600"/><draw:equation draw:name="f6" draw:formula="4230 * ?f5"/><draw:equation draw:name="f7" draw:formula="17370 * ?f5"/><draw:equation draw:name="f8" draw:formula="21600 * ?f5"/><draw:equation draw:name="f9" draw:formula="0 * ?f5"/><draw:equation draw:name="f10" draw:formula="12960 * ?f5"/><draw:equation draw:name="f11" draw:formula="10800 * ?f5"/><draw:equation draw:name="f12" draw:formula="2160 * ?f5"/><draw:equation draw:name="f13" draw:formula="8600 * ?f5"/><draw:equation draw:name="f14" draw:formula="19400 * ?f5"/><draw:equation draw:name="f15" draw:formula="?f10 / ?f5"/><draw:equation draw:name="f16" draw:formula="?f9 / ?f5"/><draw:equation draw:name="f17" draw:formula="?f11 / ?f5"/><draw:equation draw:name="f18" draw:formula="?f12 / ?f5"/><draw:equation draw:name="f19" draw:formula="?f13 / ?f5"/><draw:equation draw:name="f20" draw:formula="?f8 / ?f5"/><draw:equation draw:name="f21" draw:formula="?f14 / ?f5"/><draw:equation draw:name="f22" draw:formula="?f6 / ?f5"/><draw:equation draw:name="f23" draw:formula="?f7 / ?f5"/></draw:enhanced-geometry></draw:custom-shape><draw:custom-shape svg:x="3.15905in" svg:y="0.35906in" svg:width="0.04167in" svg:height="0.64514in" draw:z-index="15" draw:id="id55" draw:style-name="a55" draw:name="Shape17" text:anchor-type="paragraph"><svg:title/><svg:desc/><text:p text:style-name="P47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text:span text:style-name="T48"><draw:connector draw:type="line" svg:x1="4.99644in" svg:y1="4.40079in" svg:x2="4.46102in" svg:y2="4.40079in" draw:z-index="22" draw:id="id56" draw:style-name="a56" draw:name="Shape24" text:anchor-type="paragraph"><svg:title/><svg:desc/></draw:connector></text:span><draw:custom-shape svg:x="4.46102in" svg:y="4.40079in" svg:width="0.04167in" svg:height="1.20764in" draw:z-index="23" draw:id="id57" draw:style-name="a57" draw:name="Shape25" text:anchor-type="paragraph"><svg:title/><svg:desc/><text:p text:style-name="P49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ustom-shape svg:x="6.51339in" svg:y="7.01535in" svg:width="0.05139in" svg:height="0in" draw:z-index="25" draw:id="id58" draw:style-name="a58" draw:name="Shape27" text:anchor-type="paragraph"><svg:title/><svg:desc/><text:p text:style-name="Normal"/><draw:enhanced-geometry draw:type="non-primitive" svg:viewBox="0 0 21600 21600" draw:enhanced-path="M ?f11 ?f8 L ?f11 ?f12 ?f8 ?f12 ?f10 ?f9 ?f9 ?f12 ?f15 ?f12 ?f15 ?f8 Z N" draw:text-areas="?f11 ?f20 ?f15 ?f21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?f9 - ?f8"/><draw:equation draw:name="f14" draw:formula="?f13 / 21600"/><draw:equation draw:name="f15" draw:formula="21600 - ?f11"/><draw:equation draw:name="f16" draw:formula="21600 - ?f12"/><draw:equation draw:name="f17" draw:formula="0 * ?f14"/><draw:equation draw:name="f18" draw:formula="?f16 * ?f11"/><draw:equation draw:name="f19" draw:formula="?f18 / 10800"/><draw:equation draw:name="f20" draw:formula="?f17 / ?f14"/><draw:equation draw:name="f21" draw:formula="?f12 + ?f19"/><draw:equation draw:name="f22" draw:formula="$1 / ?f6"/><draw:equation draw:name="f23" draw:formula="$0 / ?f7"/><draw:handle draw:handle-position="$1 $0" draw:handle-range-x-minimum="0" draw:handle-range-x-maximum="10800" draw:handle-range-y-minimum="0" draw:handle-range-y-maximum="21600"/></draw:enhanced-geometry></draw:custom-shape><draw:connector draw:type="line" svg:x1="5.07559in" svg:y1="8.58819in" svg:x2="5.07559in" svg:y2="8.95208in" draw:z-index="31" draw:id="id59" draw:style-name="a59" draw:name="Shape33" text:anchor-type="paragraph"><svg:title/><svg:desc/></draw:connector><draw:connector draw:type="line" svg:x1="0.13819in" svg:y1="6.89016in" svg:x2="0.13819in" svg:y2="7.2853in" draw:z-index="50" draw:id="id60" draw:style-name="a60" draw:name="Shape51" text:anchor-type="paragraph"><svg:title/><svg:desc/></draw:connector><draw:connector draw:type="line" svg:x1="5.88819in" svg:y1="8.95275in" svg:x2="5.88819in" svg:y2="9.27497in" draw:z-index="53" draw:id="id61" draw:style-name="a61" draw:name="Shape54" text:anchor-type="paragraph"><svg:title/><svg:desc/></draw:connector><text:span text:style-name="T50"><draw:connector draw:type="line" svg:x1="1.05472in" svg:y1="7.28622in" svg:x2="1.07555in" svg:y2="9.61886in" draw:z-index="56" draw:id="id62" draw:style-name="a62" draw:name="Shape57" text:anchor-type="paragraph"><svg:title/><svg:desc/></draw:connector></text:span><draw:connector draw:type="line" svg:x1="5.11732in" svg:y1="9.27559in" svg:x2="5.11732in" svg:y2="9.61865in" draw:z-index="57" draw:id="id63" draw:style-name="a63" draw:name="Shape58" text:anchor-type="paragraph"><svg:title/><svg:desc/></draw:connector><text:span text:style-name="T51"><draw:connector draw:type="line" svg:x1="1.07559in" svg:y1="9.61929in" svg:x2="5.11726in" svg:y2="9.61929in" draw:z-index="58" draw:id="id64" draw:style-name="a64" draw:name="Shape59" text:anchor-type="paragraph"><svg:title/><svg:desc/></draw:connector></text:span><draw:connector draw:type="line" svg:x1="3.20079in" svg:y1="9.89984in" svg:x2="3.20079in" svg:y2="9.61929in" draw:z-index="59" draw:id="id65" draw:style-name="a65" draw:name="Shape60" text:anchor-type="paragraph"><svg:title/><svg:desc/></draw:connector><draw:frame draw:z-index="62" draw:id="id66" draw:style-name="a66" draw:name="Shape63" text:anchor-type="paragraph" svg:x="7.03386in" svg:y="6.84843in" svg:width="0.30139in" svg:height="0.21875in" style:rel-width="scale" style:rel-height="scale"><draw:text-box><text:p text:style-name="Normal">Нет</text:p></draw:text-box><svg:title/><svg:desc/></draw:frame><draw:frame draw:z-index="63" draw:id="id67" draw:style-name="a67" draw:name="Shape64" text:anchor-type="paragraph" svg:x="1.49252in" svg:y="2.99449in" svg:width="0.36389in" svg:height="0.19167in" style:rel-width="scale" style:rel-height="scale"><draw:text-box><text:p text:style-name="Normal">Нет</text:p></draw:text-box><svg:title/><svg:desc/></draw:frame><draw:frame draw:z-index="69" draw:id="id68" draw:style-name="a68" draw:name="Shape70" text:anchor-type="paragraph" svg:x="5.59646in" svg:y="6.89016in" svg:width="0.34375in" svg:height="0.23889in" style:rel-width="scale" style:rel-height="scale"><draw:text-box><text:p text:style-name="Normal">Да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nte</meta:initial-creator>
    <dc:creator>Pante</dc:creator>
    <meta:creation-date>2020-09-28T21:30:00Z</meta:creation-date>
    <dc:date>2020-09-29T07:37:00Z</dc:date>
    <meta:template xlink:href="Normal" xlink:type="simple"/>
    <meta:editing-cycles>3</meta:editing-cycles>
    <meta:editing-duration>PT780S</meta:editing-duration>
    <meta:document-statistic meta:page-count="1" meta:paragraph-count="1" meta:word-count="10" meta:character-count="69" meta:row-count="1" meta:non-whitespace-character-count="60"/>
  </office:meta>
</office:document-meta>
</file>